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lver_20_Stripe-title">
      <style:graphic-properties draw:auto-grow-height="true" fo:min-height="3.507cm"/>
    </style:style>
    <style:style style:name="pr2" style:family="presentation" style:parent-style-name="Silver_20_Stripe-subtitle">
      <style:graphic-properties draw:fill-color="#ffffff" fo:min-height="13.609cm"/>
    </style:style>
    <style:style style:name="pr3" style:family="presentation" style:parent-style-name="Silver_20_Stripe-notes">
      <style:graphic-properties draw:fill-color="#ffffff" draw:auto-grow-height="true" fo:min-height="13.365cm"/>
    </style:style>
    <style:style style:name="pr4" style:family="presentation" style:parent-style-name="Silver_20_Stripe-outline1">
      <style:graphic-properties draw:auto-grow-height="true" fo:min-height="13.86cm"/>
    </style:style>
    <style:style style:name="pr5" style:family="presentation" style:parent-style-name="Silver_20_Stripe-subtitle">
      <style:graphic-properties draw:fill-color="#ffffff" draw:auto-grow-height="true" fo:min-height="13.86cm"/>
    </style:style>
    <style:style style:name="pr6" style:family="presentation" style:parent-style-name="Silver_20_Stripe-title">
      <style:graphic-properties fo:min-height="3.256cm"/>
    </style:style>
    <style:style style:name="pr7" style:family="presentation" style:parent-style-name="Silver_20_Stripe-title">
      <style:graphic-properties draw:auto-grow-height="true" fo:min-height="3.34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lver_20_Stripe" presentation:presentation-page-layout-name="AL1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reshen your test cases</text:p>
          </draw:text-box>
        </draw:frame>
        <draw:frame presentation:style-name="pr2" draw:text-style-name="P1" draw:layer="layout" svg:width="25.199cm" svg:height="13.609cm" svg:x="1.4cm" svg:y="5.039cm">
          <draw:text-box>
            <text:p text:style-name="P1">Kausikram Krishnasayee</text:p>
            <text:p text:style-name="P1"><text:a xlink:href="mailto:kausikram@silverstripesoftware.com">kausikram@silverstripesoftware.com</text:a></text:p>
            <text:p text:style-name="P1">http://kausikram.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ilver_20_Stripe" presentation:presentation-page-layout-name="AL2T1">
        <draw:frame presentation:style-name="pr1" draw:layer="layout" svg:width="25.199cm" svg:height="3.507cm" svg:x="1.4cm" svg:y="0.837cm" presentation:class="title">
          <draw:text-box>
            <text:p>What are we going to d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ntroduce BDD</text:p>
              </text:list-item>
              <text:list-item>
                <text:p>Introduce BDD in Python</text:p>
              </text:list-item>
              <text:list-item>
                <text:p>Understand Freshen</text:p>
              </text:list-item>
              <text:list-item>
                <text:p>Get our hands dirty with Freshen</text:p>
              </text:list-item>
              <text:list-item>
                <text:p>Write Selenium tests in Fres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ilver_20_Stripe" presentation:presentation-page-layout-name="AL3T0">
        <draw:frame presentation:style-name="pr1" draw:layer="layout" svg:width="25.199cm" svg:height="3.507cm" svg:x="1.4cm" svg:y="0.837cm" presentation:class="title">
          <draw:text-box>
            <text:p>What is B.D.D?</text:p>
          </draw:text-box>
        </draw:frame>
        <draw:frame presentation:style-name="pr5" draw:layer="layout" svg:width="25.199cm" svg:height="13.86cm" svg:x="1.4cm" svg:y="4.914cm" presentation:class="subtitle">
          <draw:text-box>
            <text:p>BDD is a second-generation, outside-in, pull-based, multiple-stakeholder, multiple-scale, high-automation, agile methodology. It describes a cycle of interactions with well-defined outputs, resulting in the delivery of working, tested software that matt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ilver_20_Stripe" presentation:presentation-page-layout-name="AL2T1">
        <draw:frame presentation:style-name="pr1" draw:layer="layout" svg:width="25.199cm" svg:height="3.507cm" svg:x="1.4cm" svg:y="0.837cm" presentation:class="title">
          <draw:text-box>
            <text:p>What is BDD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n extension to T.D.D</text:p>
              </text:list-item>
              <text:list-item>
                <text:p>In which test cases are written in natural language</text:p>
              </text:list-item>
              <text:list-item>
                <text:p>With terms specific to the domain of development</text:p>
              </text:list-item>
              <text:list-item>
                <text:p>So that the developers and everyone else get a holistic idea of thin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ilver_20_Stripe" presentation:presentation-page-layout-name="AL1T19">
        <draw:frame presentation:style-name="pr1" draw:layer="layout" svg:width="25.199cm" svg:height="3.507cm" svg:x="1.5cm" svg:y="8cm" presentation:class="title" presentation:user-transformed="true">
          <draw:text-box>
            <text:p>So Why Should I care about it 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ilver_20_Stripe" presentation:presentation-page-layout-name="AL1T19">
        <draw:frame presentation:style-name="pr6" draw:layer="layout" svg:width="25.199cm" svg:height="3.473cm" svg:x="1.4cm" svg:y="0.854cm" presentation:class="title" presentation:user-transformed="true">
          <draw:text-box>
            <text:p>Reason 1: Your CIO decided a change in platforms.</text:p>
          </draw:text-box>
        </draw:frame>
        <draw:frame draw:style-name="gr2" draw:text-style-name="P3" draw:layer="layout" svg:width="13.5cm" svg:height="10.5cm" svg:x="8cm" svg:y="5cm">
          <draw:image xlink:href="../../../Pictures/Picasa/Screen%20Captures/Fullscreen%20capture%2019-09-2010%20225001.bmp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ilver_20_Stripe" presentation:presentation-page-layout-name="AL1T19">
        <draw:frame presentation:style-name="pr6" draw:layer="layout" svg:width="25.199cm" svg:height="3.473cm" svg:x="1.4cm" svg:y="0.854cm" presentation:class="title" presentation:user-transformed="true">
          <draw:text-box>
            <text:p>Reason 2: Your manager understands it.</text:p>
          </draw:text-box>
        </draw:frame>
        <draw:frame draw:style-name="gr2" draw:text-style-name="P3" draw:layer="layout" svg:width="14.937cm" svg:height="11cm" svg:x="7.063cm" svg:y="5cm">
          <draw:image xlink:href="../../../Pictures/Picasa/Screen%20Captures/Fullscreen%20capture%2019-09-2010%20230746.bmp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ilver_20_Stripe" presentation:presentation-page-layout-name="AL1T19">
        <draw:frame presentation:style-name="pr6" draw:layer="layout" svg:width="25.199cm" svg:height="3.473cm" svg:x="1.4cm" svg:y="0.854cm" presentation:class="title" presentation:user-transformed="true">
          <draw:text-box>
            <text:p>Reason 3: Your Co Programmer understands it.</text:p>
          </draw:text-box>
        </draw:frame>
        <draw:frame draw:style-name="gr2" draw:text-style-name="P3" draw:layer="layout" svg:width="15.384cm" svg:height="10.13cm" svg:x="6.5cm" svg:y="5.37cm">
          <draw:image xlink:href="../../../Pictures/Picasa/Screen%20Captures/Fullscreen%20capture%2019-09-2010%20232207.bmp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ilver_20_Stripe" presentation:presentation-page-layout-name="AL1T19">
        <draw:frame presentation:style-name="pr1" draw:layer="layout" svg:width="25.199cm" svg:height="6.945cm" svg:x="1.301cm" svg:y="5.555cm" presentation:class="title" presentation:user-transformed="true">
          <draw:text-box>
            <text:p>Reason 4: It makes maintenance of test cases easier and event driven the way acceptance tests ought to be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lver_20_Stripe" presentation:presentation-page-layout-name="AL2T1">
        <draw:frame presentation:style-name="pr1" draw:layer="layout" svg:width="25.199cm" svg:height="3.507cm" svg:x="1.4cm" svg:y="0.837cm" presentation:class="title">
          <draw:text-box>
            <text:p>Python BDD Framework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Freshen</text:p>
              </text:list-item>
              <text:list-item>
                <text:p>Lettuce</text:p>
              </text:list-item>
              <text:list-item>
                <text:p>Pyccuracy</text:p>
              </text:list-item>
              <text:list-item>
                <text:p>Pyhistorian</text:p>
              </text:list-item>
              <text:list-item>
                <text:p>PyCuk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lver_20_Stripe" presentation:presentation-page-layout-name="AL2T1">
        <draw:frame presentation:style-name="pr1" draw:layer="layout" svg:width="25.199cm" svg:height="3.507cm" svg:x="1.4cm" svg:y="0.837cm" presentation:class="title">
          <draw:text-box>
            <text:p>Fresh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t is a BDD Frame work</text:p>
              </text:list-item>
              <text:list-item>
                <text:p>It is a nose Plugin</text:p>
              </text:list-item>
              <text:list-item>
                <text:p>It is open enough to play around with</text:p>
              </text:list-item>
              <text:list-item>
                <text:p>It is flexible enough to play around wi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lver_20_Stripe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Parts of a Freshen Tes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.feature File – Containing the test case</text:p>
              </text:list-item>
              <text:list-item>
                <text:p>step.py File – Defining steps involved in the tes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lver_20_Stripe" presentation:presentation-page-layout-name="AL2T1">
        <draw:frame presentation:style-name="pr1" draw:layer="layout" svg:width="25.199cm" svg:height="3.507cm" svg:x="1.4cm" svg:y="0.837cm" presentation:class="title">
          <draw:text-box>
            <text:p>The Feature Fi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Feature Part: Defines the feature going to be tested.</text:p>
              </text:list-item>
              <text:list-item>
                <text:p>Scenario: Defines each and every test case scenari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lver_20_Stripe" presentation:presentation-page-layout-name="AL2T1">
        <draw:frame presentation:style-name="pr6" draw:layer="layout" svg:width="25.199cm" svg:height="3.256cm" svg:x="1.5cm" svg:y="7.744cm" presentation:class="title" presentation:user-transformed="true">
          <draw:text-box>
            <text:p>Action: Lets write code!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lver_20_Stripe" presentation:presentation-page-layout-name="AL2T1">
        <draw:frame presentation:style-name="pr6" draw:layer="layout" svg:width="25.199cm" svg:height="3.473cm" svg:x="1.5cm" svg:y="8.027cm" presentation:class="title" presentation:user-transformed="true">
          <draw:text-box>
            <text:p>DRY: the Before and the Backgr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lver_20_Stripe" presentation:presentation-page-layout-name="AL2T1">
        <draw:frame presentation:style-name="pr1" draw:layer="layout" svg:width="25.199cm" svg:height="3.507cm" svg:x="1.4cm" svg:y="0.837cm" presentation:class="title">
          <draw:text-box>
            <text:p>The context variabl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lc – Global Scope</text:p>
              </text:list-item>
              <text:list-item>
                <text:p>ftc – Feature Level Scope</text:p>
              </text:list-item>
              <text:list-item>
                <text:p>scc – Scenario Level 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lver_20_Stripe" presentation:presentation-page-layout-name="AL1T19">
        <draw:frame presentation:style-name="pr7" draw:layer="layout" svg:width="25.199cm" svg:height="3.344cm" svg:x="1.5cm" svg:y="6.5cm" presentation:class="title" presentation:user-transformed="true">
          <draw:text-box>
            <text:p>Step Argument Transform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lver_20_Stripe" presentation:presentation-page-layout-name="AL1T19">
        <draw:frame presentation:style-name="pr6" draw:layer="layout" svg:width="25.199cm" svg:height="3.473cm" svg:x="1.301cm" svg:y="7.5cm" presentation:class="title" presentation:user-transformed="true">
          <draw:text-box>
            <text:p>Best of both worlds Selenium + Fresh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lver_20_Stripe" presentation:presentation-page-layout-name="AL1T19">
        <draw:frame presentation:style-name="pr6" draw:layer="layout" svg:width="25.199cm" svg:height="3.256cm" svg:x="1.301cm" svg:y="8.744cm" presentation:class="title" presentation:user-transformed="true">
          <draw:text-box>
            <text:p>Thank you!!!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lver_20_Stripe-background" style:display-name="Silver Stripe-background" style:family="presentation">
      <style:graphic-properties draw:stroke="none" draw:fill="none"/>
      <style:text-properties style:letter-kerning="true"/>
    </style:style>
    <style:style style:name="Silver_20_Stripe-backgroundobjects" style:display-name="Silver Strip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lver_20_Stripe-notes" style:display-name="Silver Stri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ilver_20_Stripe-outline1" style:display-name="Silver Stripe-outline1" style:family="presentation">
      <style:graphic-properties draw:stroke="none" draw:fill="none">
        <text:list-style style:name="Silver_20_Stripe-outline1" style:display-name="Silver Stri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ilver_20_Stripe-outline2" style:display-name="Silver Stripe-outline2" style:family="presentation" style:parent-style-name="Silver_20_Stripe-outline1">
      <style:paragraph-properties fo:margin-top="0cm" fo:margin-bottom="0.4cm"/>
      <style:text-properties fo:font-size="28pt" style:font-size-asian="28pt" style:font-size-complex="28pt"/>
    </style:style>
    <style:style style:name="Silver_20_Stripe-outline3" style:display-name="Silver Stripe-outline3" style:family="presentation" style:parent-style-name="Silver_20_Stripe-outline2">
      <style:paragraph-properties fo:margin-top="0cm" fo:margin-bottom="0.3cm"/>
      <style:text-properties fo:font-size="24pt" style:font-size-asian="24pt" style:font-size-complex="24pt"/>
    </style:style>
    <style:style style:name="Silver_20_Stripe-outline4" style:display-name="Silver Stripe-outline4" style:family="presentation" style:parent-style-name="Silver_20_Stripe-outline3">
      <style:paragraph-properties fo:margin-top="0cm" fo:margin-bottom="0.2cm"/>
      <style:text-properties fo:font-size="20pt" style:font-size-asian="20pt" style:font-size-complex="20pt"/>
    </style:style>
    <style:style style:name="Silver_20_Stripe-outline5" style:display-name="Silver Stripe-outline5" style:family="presentation" style:parent-style-name="Silver_20_Stripe-outline4">
      <style:paragraph-properties fo:margin-top="0cm" fo:margin-bottom="0.1cm"/>
      <style:text-properties fo:font-size="20pt" style:font-size-asian="20pt" style:font-size-complex="20pt"/>
    </style:style>
    <style:style style:name="Silver_20_Stripe-outline6" style:display-name="Silver Stripe-outline6" style:family="presentation" style:parent-style-name="Silver_20_Stripe-outline5">
      <style:paragraph-properties fo:margin-top="0cm" fo:margin-bottom="0.1cm"/>
      <style:text-properties fo:font-size="20pt" style:font-size-asian="20pt" style:font-size-complex="20pt"/>
    </style:style>
    <style:style style:name="Silver_20_Stripe-outline7" style:display-name="Silver Stripe-outline7" style:family="presentation" style:parent-style-name="Silver_20_Stripe-outline6">
      <style:paragraph-properties fo:margin-top="0cm" fo:margin-bottom="0.1cm"/>
      <style:text-properties fo:font-size="20pt" style:font-size-asian="20pt" style:font-size-complex="20pt"/>
    </style:style>
    <style:style style:name="Silver_20_Stripe-outline8" style:display-name="Silver Stripe-outline8" style:family="presentation" style:parent-style-name="Silver_20_Stripe-outline7">
      <style:paragraph-properties fo:margin-top="0cm" fo:margin-bottom="0.1cm"/>
      <style:text-properties fo:font-size="20pt" style:font-size-asian="20pt" style:font-size-complex="20pt"/>
    </style:style>
    <style:style style:name="Silver_20_Stripe-outline9" style:display-name="Silver Stripe-outline9" style:family="presentation" style:parent-style-name="Silver_20_Stripe-outline8">
      <style:paragraph-properties fo:margin-top="0cm" fo:margin-bottom="0.1cm"/>
      <style:text-properties fo:font-size="20pt" style:font-size-asian="20pt" style:font-size-complex="20pt"/>
    </style:style>
    <style:style style:name="Silver_20_Stripe-subtitle" style:display-name="Silver Stripe-subtitle" style:family="presentation">
      <style:graphic-properties draw:stroke="none" draw:fill="none" draw:textarea-vertical-align="middle">
        <text:list-style style:name="Silver_20_Stripe-subtitle" style:display-name="Silver Stri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ilver_20_Stripe-title" style:display-name="Silver Stripe-title" style:family="presentation">
      <style:graphic-properties draw:stroke="none" draw:fill="none" draw:textarea-vertical-align="middle">
        <text:list-style style:name="Silver_20_Stripe-title" style:display-name="Silver Stri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ilver_20_Stri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lver_20_Stri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lver_20_Strip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lver_20_Stripe" style:display-name="Silver Stripe" style:page-layout-name="PM1" draw:style-name="Mdp1">
      <draw:frame presentation:style-name="Silver_20_Stripe-title" draw:layer="backgroundobjects" svg:width="25.199cm" svg:height="3.506cm" svg:x="1.4cm" svg:y="0.837cm" presentation:class="title" presentation:placeholder="true">
        <draw:text-box/>
      </draw:frame>
      <draw:frame presentation:style-name="Silver_20_Strip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4</text:page-number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draw:style-name="Mgr3" draw:text-style-name="MP4" draw:layer="backgroundobjects" svg:width="5.79cm" svg:height="1.621cm" svg:x="1.71cm" svg:y="19cm">
        <draw:image xlink:href="../silverstripesoftware_logo.png" xlink:type="simple" xlink:show="embed" xlink:actuate="onLoad">
          <text:p/>
        </draw:image>
      </draw:frame>
      <presentation:notes style:page-layout-name="PM0">
        <draw:page-thumbnail presentation:style-name="Silver_20_Stripe-title" draw:layer="backgroundobjects" svg:width="14.848cm" svg:height="11.136cm" svg:x="3.075cm" svg:y="2.257cm" presentation:class="page"/>
        <draw:frame presentation:style-name="Silver_20_Stri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ausikram krishnasayee</meta:initial-creator>
    <meta:creation-date>2010-09-17T21:25:40.01</meta:creation-date>
    <meta:editing-duration>PT06H23M38S</meta:editing-duration>
    <meta:editing-cycles>17</meta:editing-cycles>
    <dc:date>2010-09-19T23:49:51.58</dc:date>
    <dc:creator>kausikram krishnasayee</dc:creator>
    <meta:generator>OpenOffice.org/3.0$Win32 OpenOffice.org_project/300m15$Build-9379</meta:gener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